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language="ru" fo:country="RU" fo:font-weight="bold" officeooo:rsid="0000fc04" officeooo:paragraph-rsid="0000fc0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0fc04" officeooo:paragraph-rsid="0000fc04" style:font-weight-asian="bold" style:font-weight-complex="bold"/>
    </style:style>
    <style:style style:name="P3" style:family="paragraph" style:parent-style-name="Text_20_body">
      <style:text-properties fo:language="ru" fo:country="RU" fo:font-weight="bold" officeooo:rsid="0000fc04" officeooo:paragraph-rsid="0000fc04" style:font-weight-asian="bold" style:font-weight-complex="bold"/>
    </style:style>
    <style:style style:name="P4" style:family="paragraph" style:parent-style-name="Text_20_body">
      <style:text-properties fo:language="ru" fo:country="RU" fo:font-weight="normal" officeooo:rsid="0000fc04" officeooo:paragraph-rsid="0000fc04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fc04" officeooo:paragraph-rsid="0000fc04" style:font-weight-asian="bold" style:font-weight-complex="bold"/>
    </style:style>
    <style:style style:name="P6" style:family="paragraph" style:parent-style-name="Text_20_body">
      <style:text-properties officeooo:rsid="0000fc04" officeooo:paragraph-rsid="0000fc04"/>
    </style:style>
    <style:style style:name="P7" style:family="paragraph" style:parent-style-name="Text_20_body">
      <style:text-properties fo:font-weight="normal" officeooo:rsid="0000fc04" officeooo:paragraph-rsid="0000fc04" style:font-weight-asian="normal" style:font-weight-complex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officeooo:rsid="0000fc0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8</text:p>
      <text:p text:style-name="P2"/>
      <text:p text:style-name="P2">Задания:</text:p>
      <text:p text:style-name="P5">1. Даны две переменные целого типа: A и B. Если их значения не равны, то присвоить каждой переменной большее из этих значений, а если равны, то присвоить переменным нулевые значения. Вывести новые значения переменных A и B.</text:p>
      <text:p text:style-name="P8">2. Даны три числа. Найти сумму двух наибольших из них</text:p>
      <text:p text:style-name="P8">3. На плоскости расположены три точки: A, B, C. Определить, какая из двух последних точек (B или C) расположена ближе к A, и вывести эту точку и ее расстояние от точки A.</text:p>
      <text:p text:style-name="P8">4. Даны координаты точки, не лежащей на координатных осях OX и OY. Определить номер координатной четверти, в которой находится данная точка</text:p>
      <text:p text:style-name="P8">5. Дано целое число. Вывести его строку-описание вида «отрицательное четное число», «нулевое число», «положительное нечетное число» и т. д.</text:p>
      <text:p text:style-name="P8">6. Дано целое число, лежащее в диапазоне 1–999. Вывести его строкуописание вида «четное двузначное число», «нечетное трехзначное число» и т. д.</text:p>
      <text:h text:style-name="P1" text:outline-level="3"/>
      <text:p text:style-name="P3">№1</text:p>
      <text:p text:style-name="P4">#include &lt;iostream&gt;</text:p>
      <text:p text:style-name="P4">#include &lt;locale.h&gt;</text:p>
      <text:p text:style-name="P4">using namespace std;</text:p>
      <text:p text:style-name="P4"/>
      <text:p text:style-name="P4"/>
      <text:p text:style-name="P4">int main() {</text:p>
      <text:p text:style-name="P4"><text:tab/>int A,B,max=-1000001;</text:p>
      <text:p text:style-name="P4"><text:tab/>setlocale(LC_ALL, "Russian");</text:p>
      <text:p text:style-name="P4"><text:tab/>cout &lt;&lt; "Введите два числа: ";</text:p>
      <text:p text:style-name="P4"><text:tab/>cin &gt;&gt; A&gt;&gt;B;</text:p>
      <text:p text:style-name="P4"><text:soft-page-break/><text:tab/>if (A &gt; max)</text:p>
      <text:p text:style-name="P4"><text:tab/><text:tab/>max = A;</text:p>
      <text:p text:style-name="P4"><text:tab/>if (B &gt; max)</text:p>
      <text:p text:style-name="P4"><text:tab/><text:tab/>max = B;</text:p>
      <text:p text:style-name="P4"><text:tab/>if (A != B) {</text:p>
      <text:p text:style-name="P4"><text:tab/><text:tab/>A = max;</text:p>
      <text:p text:style-name="P4"><text:tab/><text:tab/>B = max;</text:p>
      <text:p text:style-name="P4"><text:tab/>}</text:p>
      <text:p text:style-name="P4"><text:tab/>else {</text:p>
      <text:p text:style-name="P4"><text:tab/><text:tab/>A = 0;</text:p>
      <text:p text:style-name="P4"><text:tab/><text:tab/>B = 0;</text:p>
      <text:p text:style-name="P4"><text:tab/>}</text:p>
      <text:p text:style-name="P4"><text:tab/></text:p>
      <text:p text:style-name="P4"><text:tab/>cout &lt;&lt; "Новые значения А и В: " &lt;&lt;A&lt;&lt;' '&lt;&lt;B ;</text:p>
      <text:p text:style-name="P4"><text:tab/>return 0;</text:p>
      <text:p text:style-name="P4">}</text:p>
      <text:p text:style-name="P6"><text:span text:style-name="T2">№2</text:span></text:p>
      <text:p text:style-name="P7"><text:span text:style-name="T1">#include &lt;iostream&gt;</text:span></text:p>
      <text:p text:style-name="P7"><text:span text:style-name="T1">#include &lt;locale.h&gt;</text:span></text:p>
      <text:p text:style-name="P7"><text:span text:style-name="T1">using namespace std;</text:span></text:p>
      <text:p text:style-name="P7"><text:span text:style-name="T1"/></text:p>
      <text:p text:style-name="P7"><text:span text:style-name="T1"/></text:p>
      <text:p text:style-name="P7"><text:span text:style-name="T1">int main() {</text:span></text:p>
      <text:p text:style-name="P7"><text:span text:style-name="T1"><text:tab/>int A, B,C, min = 1000001;</text:span></text:p>
      <text:p text:style-name="P7"><text:span text:style-name="T1"><text:tab/>setlocale(LC_ALL, "Russian");</text:span></text:p>
      <text:p text:style-name="P7"><text:span text:style-name="T1"><text:tab/>cout &lt;&lt; "Введите три числа: ";</text:span></text:p>
      <text:p text:style-name="P7"><text:span text:style-name="T1"><text:tab/>cin &gt;&gt; A &gt;&gt; B&gt;&gt;C;</text:span></text:p>
      <text:p text:style-name="P7"><text:span text:style-name="T1"><text:tab/>if (A &lt; min)</text:span></text:p>
      <text:p text:style-name="P7"><text:soft-page-break/><text:span text:style-name="T1"><text:tab/><text:tab/>min = A;</text:span></text:p>
      <text:p text:style-name="P7"><text:span text:style-name="T1"><text:tab/>if (B &lt; min)</text:span></text:p>
      <text:p text:style-name="P7"><text:span text:style-name="T1"><text:tab/><text:tab/>min = B;</text:span></text:p>
      <text:p text:style-name="P7"><text:span text:style-name="T1"><text:tab/>if (C &lt; min)</text:span></text:p>
      <text:p text:style-name="P7"><text:span text:style-name="T1"><text:tab/><text:tab/>min = C;</text:span></text:p>
      <text:p text:style-name="P7"><text:span text:style-name="T1"><text:tab/>cout &lt;&lt; "Сумма двух наибольших чисел: " &lt;&lt; A + B + C - min;</text:span></text:p>
      <text:p text:style-name="P7"><text:span text:style-name="T1"><text:tab/></text:span></text:p>
      <text:p text:style-name="P7"><text:span text:style-name="T1"/></text:p>
      <text:p text:style-name="P7"><text:span text:style-name="T1"><text:tab/>return 0;</text:span></text:p>
      <text:p text:style-name="P7"><text:span text:style-name="T1">}</text:span></text:p>
      <text:p text:style-name="P6"><text:span text:style-name="T2">№3</text:span></text:p>
      <text:p text:style-name="P7"><text:span text:style-name="T1">#include &lt;iostream&gt;</text:span></text:p>
      <text:p text:style-name="P7"><text:span text:style-name="T1">#include &lt;locale.h&gt;</text:span></text:p>
      <text:p text:style-name="P7"><text:span text:style-name="T1">using namespace std;</text:span></text:p>
      <text:p text:style-name="P7"><text:span text:style-name="T1"/></text:p>
      <text:p text:style-name="P7"><text:span text:style-name="T1"/></text:p>
      <text:p text:style-name="P7"><text:span text:style-name="T1">int main() {</text:span></text:p>
      <text:p text:style-name="P7"><text:span text:style-name="T1"><text:tab/>int A, B, C;</text:span></text:p>
      <text:p text:style-name="P7"><text:span text:style-name="T1"><text:tab/>setlocale(LC_ALL, "Russian");</text:span></text:p>
      <text:p text:style-name="P7"><text:span text:style-name="T1"><text:tab/>cout &lt;&lt; "Введите три числа: ";</text:span></text:p>
      <text:p text:style-name="P7"><text:span text:style-name="T1"><text:tab/>cin &gt;&gt; A &gt;&gt; B &gt;&gt; C;</text:span></text:p>
      <text:p text:style-name="P7"><text:span text:style-name="T1"><text:tab/>if (abs(C - A) &lt; abs(B - A))</text:span></text:p>
      <text:p text:style-name="P7"><text:span text:style-name="T1"><text:tab/><text:tab/>cout &lt;&lt; "Ближе к точке А расположена точка С. Расстояние от А до С: " &lt;&lt; abs(C - A);</text:span></text:p>
      <text:p text:style-name="P7"><text:span text:style-name="T1"><text:tab/>else </text:span></text:p>
      <text:p text:style-name="P7"><text:span text:style-name="T1"><text:tab/><text:tab/>cout &lt;&lt; "Ближе к точке А расположена точка B. Расстояние от А до B: " &lt;&lt; abs(B - A);</text:span></text:p>
      <text:p text:style-name="P7"><text:span text:style-name="T1"/></text:p>
      <text:p text:style-name="P7"><text:soft-page-break/><text:span text:style-name="T1"/></text:p>
      <text:p text:style-name="P7"><text:span text:style-name="T1"><text:tab/>return 0;</text:span></text:p>
      <text:p text:style-name="P7"><text:span text:style-name="T1">}</text:span></text:p>
      <text:p text:style-name="P6"><text:span text:style-name="T2">№4</text:span></text:p>
      <text:p text:style-name="P7"><text:span text:style-name="T1">#include &lt;iostream&gt;</text:span></text:p>
      <text:p text:style-name="P7"><text:span text:style-name="T1">#include &lt;locale.h&gt;</text:span></text:p>
      <text:p text:style-name="P7"><text:span text:style-name="T1">using namespace std;</text:span></text:p>
      <text:p text:style-name="P7"><text:span text:style-name="T1"/></text:p>
      <text:p text:style-name="P7"><text:span text:style-name="T1"/></text:p>
      <text:p text:style-name="P7"><text:span text:style-name="T1">int main() {</text:span></text:p>
      <text:p text:style-name="P7"><text:span text:style-name="T1"><text:tab/>int x,y;</text:span></text:p>
      <text:p text:style-name="P7"><text:span text:style-name="T1"><text:tab/>setlocale(LC_ALL, "Russian");</text:span></text:p>
      <text:p text:style-name="P7"><text:span text:style-name="T1"><text:tab/>cout &lt;&lt; "Введите координаты точки: ";</text:span></text:p>
      <text:p text:style-name="P7"><text:span text:style-name="T1"><text:tab/>cin &gt;&gt; x &gt;&gt; y;</text:span></text:p>
      <text:p text:style-name="P7"><text:span text:style-name="T1"><text:tab/>if (x &gt; 0 &amp;&amp; y &gt; 0)</text:span></text:p>
      <text:p text:style-name="P7"><text:span text:style-name="T1"><text:tab/><text:tab/>cout &lt;&lt; "Точка находится в 1 четверти.";</text:span></text:p>
      <text:p text:style-name="P7"><text:span text:style-name="T1"><text:tab/>if (x &lt; 0 &amp;&amp; y &gt; 0)</text:span></text:p>
      <text:p text:style-name="P7"><text:span text:style-name="T1"><text:tab/><text:tab/>cout &lt;&lt; "Точка находится в 2 четверти.";</text:span></text:p>
      <text:p text:style-name="P7"><text:span text:style-name="T1"><text:tab/>if (x &lt; 0 &amp;&amp; y &lt; 0)</text:span></text:p>
      <text:p text:style-name="P7"><text:span text:style-name="T1"><text:tab/><text:tab/>cout &lt;&lt; "Точка находится в 3 четверти.";</text:span></text:p>
      <text:p text:style-name="P7"><text:span text:style-name="T1"><text:tab/>if (x &gt; 0 &amp;&amp; y &lt; 0)</text:span></text:p>
      <text:p text:style-name="P7"><text:span text:style-name="T1"><text:tab/><text:tab/>cout &lt;&lt; "Точка находится в 4 четверти.";</text:span></text:p>
      <text:p text:style-name="P7"><text:span text:style-name="T1"><text:tab/>return 0;</text:span></text:p>
      <text:p text:style-name="P7"><text:span text:style-name="T1">}</text:span></text:p>
      <text:p text:style-name="P6"><text:span text:style-name="T2">№5</text:span></text:p>
      <text:p text:style-name="P7"><text:span text:style-name="T1">#include &lt;iostream&gt;</text:span></text:p>
      <text:p text:style-name="P7"><text:span text:style-name="T1">#include &lt;locale.h&gt;</text:span></text:p>
      <text:p text:style-name="P7"><text:span text:style-name="T1">using namespace std;</text:span></text:p>
      <text:p text:style-name="P7"><text:soft-page-break/><text:span text:style-name="T1"/></text:p>
      <text:p text:style-name="P7"><text:span text:style-name="T1"/></text:p>
      <text:p text:style-name="P7"><text:span text:style-name="T1">int main() {</text:span></text:p>
      <text:p text:style-name="P7"><text:span text:style-name="T1"><text:tab/>int A;</text:span></text:p>
      <text:p text:style-name="P7"><text:span text:style-name="T1"><text:tab/>setlocale(LC_ALL, "Russian");</text:span></text:p>
      <text:p text:style-name="P7"><text:span text:style-name="T1"><text:tab/>cout &lt;&lt; "Введите число: ";</text:span></text:p>
      <text:p text:style-name="P7"><text:span text:style-name="T1"><text:tab/>cin &gt;&gt;A;</text:span></text:p>
      <text:p text:style-name="P7"><text:span text:style-name="T1"><text:tab/>if (A &gt; 0)</text:span></text:p>
      <text:p text:style-name="P7"><text:span text:style-name="T1"><text:tab/><text:tab/>cout &lt;&lt; "Положительное ";</text:span></text:p>
      <text:p text:style-name="P7"><text:span text:style-name="T1"><text:tab/>if (A &lt; 0)</text:span></text:p>
      <text:p text:style-name="P7"><text:span text:style-name="T1"><text:tab/> cout &lt;&lt; "Отрицательное ";</text:span></text:p>
      <text:p text:style-name="P7"><text:span text:style-name="T1"><text:tab/>if (A % 2 == 0 &amp;&amp; A!=0)</text:span></text:p>
      <text:p text:style-name="P7"><text:span text:style-name="T1"><text:tab/><text:tab/>cout &lt;&lt; "четное число.";</text:span></text:p>
      <text:p text:style-name="P7"><text:span text:style-name="T1"><text:tab/>if (A % 2 != 0 &amp;&amp; A != 0)</text:span></text:p>
      <text:p text:style-name="P7"><text:span text:style-name="T1"><text:tab/><text:tab/>cout &lt;&lt; "нечетное число.";</text:span></text:p>
      <text:p text:style-name="P7"><text:span text:style-name="T1"><text:tab/>if (A==0)</text:span></text:p>
      <text:p text:style-name="P7"><text:span text:style-name="T1"><text:tab/><text:tab/>cout &lt;&lt; "Нулевое число.";</text:span></text:p>
      <text:p text:style-name="P7"><text:span text:style-name="T1"><text:tab/></text:span></text:p>
      <text:p text:style-name="P7"><text:span text:style-name="T1"><text:tab/>return 0;</text:span></text:p>
      <text:p text:style-name="P7"><text:span text:style-name="T1">}</text:span></text:p>
      <text:p text:style-name="P6"><text:span text:style-name="T2">№6</text:span></text:p>
      <text:p text:style-name="P7"><text:span text:style-name="T1">#include &lt;iostream&gt;</text:span></text:p>
      <text:p text:style-name="P7"><text:span text:style-name="T1">#include &lt;locale.h&gt;</text:span></text:p>
      <text:p text:style-name="P7"><text:span text:style-name="T1">using namespace std;</text:span></text:p>
      <text:p text:style-name="P7"><text:span text:style-name="T1"/></text:p>
      <text:p text:style-name="P7"><text:span text:style-name="T1"/></text:p>
      <text:p text:style-name="P7"><text:span text:style-name="T1">int main() {</text:span></text:p>
      <text:p text:style-name="P7"><text:span text:style-name="T1"><text:tab/>int A;</text:span></text:p>
      <text:p text:style-name="P7"><text:soft-page-break/><text:span text:style-name="T1"><text:tab/>setlocale(LC_ALL, "Russian");</text:span></text:p>
      <text:p text:style-name="P7"><text:span text:style-name="T1"><text:tab/>cout &lt;&lt; "Введите число: ";</text:span></text:p>
      <text:p text:style-name="P7"><text:span text:style-name="T1"><text:tab/>cin &gt;&gt; A;</text:span></text:p>
      <text:p text:style-name="P7"><text:span text:style-name="T1"><text:tab/></text:span></text:p>
      <text:p text:style-name="P7"><text:span text:style-name="T1"><text:tab/>if (A % 2 == 0 )</text:span></text:p>
      <text:p text:style-name="P7"><text:span text:style-name="T1"><text:tab/><text:tab/>cout &lt;&lt; "Четное ";</text:span></text:p>
      <text:p text:style-name="P7"><text:span text:style-name="T1"><text:tab/>if (A % 2 != 0 )</text:span></text:p>
      <text:p text:style-name="P7"><text:span text:style-name="T1"><text:tab/><text:tab/>cout &lt;&lt; "Нечетное ";</text:span></text:p>
      <text:p text:style-name="P7"><text:span text:style-name="T1"><text:tab/>if (A&gt;-1 &amp;&amp; A&lt;10)</text:span></text:p>
      <text:p text:style-name="P7"><text:span text:style-name="T1"><text:tab/><text:tab/>cout &lt;&lt; "однозначное число. ";</text:span></text:p>
      <text:p text:style-name="P7"><text:span text:style-name="T1"><text:tab/>if (A &gt; 9 &amp;&amp; A &lt; 100)</text:span></text:p>
      <text:p text:style-name="P7"><text:span text:style-name="T1"><text:tab/><text:tab/>cout &lt;&lt; "двузначное число. ";</text:span></text:p>
      <text:p text:style-name="P7"><text:span text:style-name="T1"><text:tab/>if (A &gt; 99 &amp;&amp; A &lt; 1000)</text:span></text:p>
      <text:p text:style-name="P7"><text:span text:style-name="T1"><text:tab/><text:tab/>cout &lt;&lt; "трехзначное число. ";</text:span></text:p>
      <text:p text:style-name="P7"><text:span text:style-name="T1"/></text:p>
      <text:p text:style-name="P7"><text:span text:style-name="T1"><text:tab/>return 0;</text:span></text:p>
      <text:p text:style-name="P7"><text:span text:style-name="T1">}</text:span></text:p>
      <text:p text:style-name="P6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07:20.569000000</dc:date>
    <meta:editing-duration>PT3M30S</meta:editing-duration>
    <meta:editing-cycles>1</meta:editing-cycles>
    <meta:document-statistic meta:table-count="0" meta:image-count="0" meta:object-count="0" meta:page-count="6" meta:paragraph-count="130" meta:word-count="612" meta:character-count="3124" meta:non-whitespace-character-count="2527"/>
  </office:meta>
</office:document-meta>
</file>